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17"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officeooo:rsid="0015c617" officeooo:paragraph-rsid="0015c617"/>
    </style:style>
    <style:style style:name="P21" style:family="paragraph" style:parent-style-name="Text_20_body">
      <style:text-properties officeooo:rsid="001deec2" officeooo:paragraph-rsid="001deec2"/>
    </style:style>
    <style:style style:name="P22" style:family="paragraph" style:parent-style-name="Text_20_body">
      <style:text-properties officeooo:rsid="00147179" officeooo:paragraph-rsid="00147179"/>
    </style:style>
    <style:style style:name="P23" style:family="paragraph" style:parent-style-name="Standard">
      <style:paragraph-properties fo:margin-top="0in" fo:margin-bottom="0in" style:contextual-spacing="false"/>
      <style:text-properties officeooo:rsid="00147179" officeooo:paragraph-rsid="00147179"/>
    </style:style>
    <style:style style:name="P24" style:family="paragraph" style:parent-style-name="Text_20_body">
      <style:text-properties officeooo:rsid="00188d83" officeooo:paragraph-rsid="00188d83"/>
    </style:style>
    <style:style style:name="P25" style:family="paragraph" style:parent-style-name="Text_20_body">
      <style:text-properties fo:font-weight="bold" officeooo:rsid="001a79e2" officeooo:paragraph-rsid="001a79e2" style:font-weight-asian="bold" style:font-weight-complex="bold"/>
    </style:style>
    <style:style style:name="P26" style:family="paragraph" style:parent-style-name="Text_20_body">
      <style:paragraph-properties fo:margin-top="0in" fo:margin-bottom="0in" style:contextual-spacing="false"/>
    </style:style>
    <style:style style:name="P27" style:family="paragraph" style:parent-style-name="Standard">
      <style:paragraph-properties fo:margin-top="0in" fo:margin-bottom="0in" style:contextual-spacing="false"/>
    </style:style>
    <style:style style:name="P28" style:family="paragraph" style:parent-style-name="Text_20_body">
      <style:paragraph-properties fo:margin-top="0in" fo:margin-bottom="0in" style:contextual-spacing="false"/>
      <style:text-properties officeooo:paragraph-rsid="0029bda2"/>
    </style:style>
    <style:style style:name="P29" style:family="paragraph" style:parent-style-name="Text_20_body">
      <style:paragraph-properties fo:margin-top="0in" fo:margin-bottom="0in" style:contextual-spacing="false"/>
      <style:text-properties officeooo:rsid="0011665d" officeooo:paragraph-rsid="00119610"/>
    </style:style>
    <style:style style:name="P30"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1"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2" style:family="paragraph" style:parent-style-name="Text_20_body">
      <style:paragraph-properties fo:margin-top="0in" fo:margin-bottom="0in" style:contextual-spacing="false"/>
      <style:text-properties officeooo:rsid="0028b833" officeooo:paragraph-rsid="0028b833"/>
    </style:style>
    <style:style style:name="P33" style:family="paragraph" style:parent-style-name="Text_20_body">
      <style:paragraph-properties fo:margin-top="0in" fo:margin-bottom="0in" style:contextual-spacing="false"/>
      <style:text-properties officeooo:rsid="0029bda2" officeooo:paragraph-rsid="0029bda2"/>
    </style:style>
    <style:style style:name="P34" style:family="paragraph" style:parent-style-name="Standard">
      <style:paragraph-properties fo:margin-top="0in" fo:margin-bottom="0in" style:contextual-spacing="false"/>
      <style:text-properties style:font-name="TimesNewRomanPSMT" fo:font-size="12pt"/>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Standard">
      <style:text-properties officeooo:rsid="00213600" officeooo:paragraph-rsid="00213600"/>
    </style:style>
    <style:style style:name="P37" style:family="paragraph" style:parent-style-name="Standard">
      <style:text-properties officeooo:rsid="00213ca1" officeooo:paragraph-rsid="00213ca1"/>
    </style:style>
    <style:style style:name="P38" style:family="paragraph" style:parent-style-name="Text_20_body">
      <style:paragraph-properties fo:break-before="page"/>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4">
      <style:paragraph-properties>
        <style:tab-stops>
          <style:tab-stop style:position="6.9252in" style:type="right" style:leader-style="dotted" style:leader-text="."/>
        </style:tab-stops>
      </style:paragraph-properties>
    </style:style>
    <style:style style:name="P4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4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47" style:family="paragraph" style:parent-style-name="Standard">
      <style:paragraph-properties fo:margin-top="0in" fo:margin-bottom="0in" style:contextual-spacing="false"/>
      <style:text-properties officeooo:paragraph-rsid="004a19a2"/>
    </style:style>
    <style:style style:name="P48" style:family="paragraph" style:parent-style-name="Standard">
      <style:paragraph-properties fo:margin-top="0in" fo:margin-bottom="0in" style:contextual-spacing="false"/>
      <style:text-properties officeooo:rsid="00550d9b" officeooo:paragraph-rsid="00550d9b"/>
    </style:style>
    <style:style style:name="P49" style:family="paragraph" style:parent-style-name="Heading_20_1" style:master-page-name="First_20_Page">
      <style:paragraph-properties style:page-number="auto"/>
    </style:style>
    <style:style style:name="P50"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51" style:family="paragraph" style:parent-style-name="Heading_20_2">
      <style:text-properties officeooo:rsid="002590d6" officeooo:paragraph-rsid="002590d6"/>
    </style:style>
    <style:style style:name="P52"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53" style:family="paragraph" style:parent-style-name="Heading_20_4">
      <style:text-properties officeooo:rsid="0012c8c5" officeooo:paragraph-rsid="0012c8c5"/>
    </style:style>
    <style:style style:name="P54" style:family="paragraph" style:parent-style-name="Heading_20_4">
      <style:text-properties officeooo:rsid="0012c8c5" officeooo:paragraph-rsid="0015c617"/>
    </style:style>
    <style:style style:name="P55" style:family="paragraph" style:parent-style-name="Heading_20_4">
      <style:text-properties officeooo:rsid="0012c8c5" officeooo:paragraph-rsid="00188d83"/>
    </style:style>
    <style:style style:name="P56"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8"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62"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6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6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6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66"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67"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68"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9" style:family="paragraph" style:parent-style-name="Standard">
      <style:text-properties officeooo:rsid="00213ca1" officeooo:paragraph-rsid="00213ca1"/>
    </style:style>
    <style:style style:name="P70"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1"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72"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73"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74"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75"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76"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77" style:family="paragraph" style:parent-style-name="Text_20_body" style:list-style-name="L4">
      <style:text-properties officeooo:rsid="001deec2" officeooo:paragraph-rsid="001f8e76"/>
    </style:style>
    <style:style style:name="P78" style:family="paragraph" style:parent-style-name="Text_20_body" style:list-style-name="L4">
      <style:text-properties officeooo:rsid="001deec2" officeooo:paragraph-rsid="001deec2"/>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paragraph-properties fo:margin-top="0in" fo:margin-bottom="0in" style:contextual-spacing="false"/>
      <style:text-properties officeooo:paragraph-rsid="00306560"/>
    </style:style>
    <style:style style:name="P83" style:family="paragraph" style:parent-style-name="Text_20_body" style:list-style-name="L9">
      <style:paragraph-properties fo:margin-top="0in" fo:margin-bottom="0in" style:contextual-spacing="false"/>
      <style:text-properties officeooo:paragraph-rsid="00306560"/>
    </style:style>
    <style:style style:name="P84" style:family="paragraph" style:parent-style-name="Text_20_body" style:list-style-name="L10">
      <style:paragraph-properties fo:margin-top="0in" fo:margin-bottom="0in" style:contextual-spacing="false"/>
      <style:text-properties officeooo:paragraph-rsid="00306560"/>
    </style:style>
    <style:style style:name="P85" style:family="paragraph" style:parent-style-name="Text_20_body" style:list-style-name="L10">
      <style:paragraph-properties fo:margin-top="0in" fo:margin-bottom="0in" style:contextual-spacing="false"/>
      <style:text-properties officeooo:rsid="0021f272"/>
    </style:style>
    <style:style style:name="P86" style:family="paragraph" style:parent-style-name="Text_20_body" style:list-style-name="L10">
      <style:paragraph-properties fo:margin-top="0in" fo:margin-bottom="0in" style:contextual-spacing="false"/>
      <style:text-properties officeooo:rsid="0021f272" officeooo:paragraph-rsid="0021f272"/>
    </style:style>
    <style:style style:name="P87" style:family="paragraph" style:parent-style-name="Text_20_body" style:list-style-name="L11">
      <style:paragraph-properties fo:margin-top="0in" fo:margin-bottom="0in" style:contextual-spacing="false"/>
    </style:style>
    <style:style style:name="P88" style:family="paragraph" style:parent-style-name="Text_20_body" style:list-style-name="L12">
      <style:paragraph-properties fo:margin-top="0in" fo:margin-bottom="0in" style:contextual-spacing="false"/>
    </style:style>
    <style:style style:name="P89" style:family="paragraph" style:parent-style-name="Text_20_body" style:list-style-name="L12">
      <style:paragraph-properties fo:margin-top="0in" fo:margin-bottom="0in" style:contextual-spacing="false"/>
      <style:text-properties officeooo:rsid="0022b60a" officeooo:paragraph-rsid="0022b60a"/>
    </style:style>
    <style:style style:name="P90" style:family="paragraph" style:parent-style-name="Text_20_body" style:list-style-name="L13">
      <style:paragraph-properties fo:margin-top="0in" fo:margin-bottom="0in" style:contextual-spacing="false"/>
      <style:text-properties officeooo:paragraph-rsid="002b881c"/>
    </style:style>
    <style:style style:name="P91" style:family="paragraph" style:parent-style-name="Text_20_body" style:list-style-name="L13">
      <style:paragraph-properties fo:margin-top="0in" fo:margin-bottom="0in" style:contextual-spacing="false"/>
      <style:text-properties officeooo:rsid="0029bda2" officeooo:paragraph-rsid="0029bda2"/>
    </style:style>
    <style:style style:name="P92" style:family="paragraph" style:parent-style-name="Text_20_body" style:list-style-name="L13">
      <style:paragraph-properties fo:margin-top="0in" fo:margin-bottom="0in" style:contextual-spacing="false"/>
      <style:text-properties officeooo:rsid="0029bda2" officeooo:paragraph-rsid="002b881c"/>
    </style:style>
    <style:style style:name="P93" style:family="paragraph" style:parent-style-name="Text_20_body" style:list-style-name="L13">
      <style:paragraph-properties fo:margin-top="0in" fo:margin-bottom="0in" style:contextual-spacing="false"/>
      <style:text-properties officeooo:rsid="002b881c" officeooo:paragraph-rsid="002b881c"/>
    </style:style>
    <style:style style:name="P94"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95" style:family="paragraph" style:parent-style-name="Text_20_body" style:list-style-name="L13">
      <style:paragraph-properties fo:margin-top="0in" fo:margin-bottom="0in" style:contextual-spacing="false"/>
      <style:text-properties officeooo:rsid="002b881c" officeooo:paragraph-rsid="002c4d88"/>
    </style:style>
    <style:style style:name="P96" style:family="paragraph">
      <style:paragraph-properties style:writing-mode="lr-tb"/>
      <style:text-properties style:font-name="Liberation Sans" fo:font-size="1pt"/>
    </style:style>
    <style:style style:name="P9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4073bd"/>
    </style:style>
    <style:style style:name="T40" style:family="text">
      <style:text-properties officeooo:rsid="00420943"/>
    </style:style>
    <style:style style:name="T41" style:family="text">
      <style:text-properties style:font-name="Times New Roman" fo:font-size="12pt"/>
    </style:style>
    <style:style style:name="T42" style:family="text">
      <style:text-properties style:font-name="Times New Roman" fo:font-size="12pt" officeooo:rsid="0046aa44"/>
    </style:style>
    <style:style style:name="T43" style:family="text">
      <style:text-properties style:font-name="Times New Roman" fo:font-size="12pt" officeooo:rsid="00486330"/>
    </style:style>
    <style:style style:name="T44" style:family="text">
      <style:text-properties style:font-name="Times New Roman" fo:font-size="12pt" officeooo:rsid="0048e79b"/>
    </style:style>
    <style:style style:name="T45" style:family="text">
      <style:text-properties style:font-name="Times New Roman" fo:font-size="12pt" officeooo:rsid="0054000b"/>
    </style:style>
    <style:style style:name="T46" style:family="text">
      <style:text-properties fo:font-style="normal" fo:font-weight="normal"/>
    </style:style>
    <style:style style:name="T47" style:family="text">
      <style:text-properties fo:font-style="normal" fo:font-weight="normal" officeooo:rsid="0048e79b"/>
    </style:style>
    <style:style style:name="T48" style:family="text">
      <style:text-properties officeooo:rsid="0048e79b"/>
    </style:style>
    <style:style style:name="T49" style:family="text">
      <style:text-properties fo:language="en" fo:country="US" style:font-name-asian="Times New Roman" style:font-name-complex="Times New Roman" style:language-complex="ar" style:country-complex="SA"/>
    </style:style>
    <style:style style:name="T50" style:family="text">
      <style:text-properties fo:language="en" fo:country="US" officeooo:rsid="0048e79b" style:font-name-asian="Times New Roman" style:font-name-complex="Times New Roman" style:language-complex="ar" style:country-complex="SA"/>
    </style:style>
    <style:style style:name="T51"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2" style:family="text">
      <style:text-properties officeooo:rsid="004eba2b"/>
    </style:style>
    <style:style style:name="T53" style:family="text">
      <style:text-properties officeooo:rsid="005005c4"/>
    </style:style>
    <style:style style:name="T54" style:family="text">
      <style:text-properties officeooo:rsid="00523d96"/>
    </style:style>
    <style:style style:name="T55" style:family="text">
      <style:text-properties officeooo:rsid="0054000b"/>
    </style:style>
    <style:style style:name="T56"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7"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58"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59"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0" style:family="text">
      <style:text-properties fo:font-variant="normal" fo:text-transform="none" fo:color="#333333" loext:opacity="100%" style:font-name="Times New Roman" fo:font-size="12pt" fo:letter-spacing="normal" fo:font-style="normal" style:font-size-asian="12pt" style:font-size-complex="12pt"/>
    </style:style>
    <style:style style:name="T61"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2" style:family="text">
      <style:text-properties fo:font-variant="normal" fo:text-transform="none" fo:color="#333333" loext:opacity="100%" style:font-name="Times New Roman" fo:font-size="12pt" fo:letter-spacing="normal" fo:font-style="normal" officeooo:rsid="005f7097" style:font-size-asian="12pt" style:font-size-complex="12pt"/>
    </style:style>
    <style:style style:name="T63"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4" style:family="text">
      <style:text-properties officeooo:rsid="005b4a35"/>
    </style:style>
    <style:style style:name="T6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7836544" text:id="ct105553157836544">
          <text:insertion>
            <office:change-info>
              <dc:creator>Bob Jacobsen</dc:creator>
              <dc:date>2024-08-07T21:37:41</dc:date>
            </office:change-info>
          </text:insertion>
        </text:changed-region>
        <text:changed-region xml:id="ct105553157703552" text:id="ct105553157703552">
          <text:insertion>
            <office:change-info>
              <dc:creator>Bob Jacobsen</dc:creator>
              <dc:date>2024-08-10T10:39:38</dc:date>
            </office:change-info>
          </text:insertion>
        </text:changed-region>
        <text:changed-region xml:id="ct105553224917200" text:id="ct105553224917200">
          <text:insertion>
            <office:change-info>
              <dc:creator>Bob Jacobsen</dc:creator>
              <dc:date>2024-08-10T16:19:43</dc:date>
            </office:change-info>
          </text:insertion>
        </text:changed-region>
        <text:changed-region xml:id="ct105553157837264" text:id="ct105553157837264">
          <text:format-change>
            <office:change-info>
              <dc:creator>Bob Jacobsen</dc:creator>
              <dc:date>2024-08-07T21:38:16</dc:date>
            </office:change-info>
          </text:format-change>
        </text:changed-region>
        <text:changed-region xml:id="ct105553157835824" text:id="ct105553157835824">
          <text:insertion>
            <office:change-info>
              <dc:creator>Bob Jacobsen</dc:creator>
              <dc:date>2024-08-07T21:36:26</dc:date>
            </office:change-info>
          </text:insertion>
        </text:changed-region>
        <text:changed-region xml:id="ct105553157836784" text:id="ct105553157836784">
          <text:insertion>
            <office:change-info>
              <dc:creator>Bob Jacobsen</dc:creator>
              <dc:date>2024-08-07T21:14:22</dc:date>
            </office:change-info>
          </text:insertion>
        </text:changed-region>
        <text:changed-region xml:id="ct105553225256704" text:id="ct105553225256704">
          <text:insertion>
            <office:change-info>
              <dc:creator>Bob Jacobsen</dc:creator>
              <dc:date>2024-08-10T10:43:41</dc:date>
            </office:change-info>
          </text:insertion>
        </text:changed-region>
        <text:changed-region xml:id="ct105553225261504" text:id="ct105553225261504">
          <text:insertion>
            <office:change-info>
              <dc:creator>Bob Jacobsen</dc:creator>
              <dc:date>2024-08-10T10:44:42</dc:date>
            </office:change-info>
          </text:insertion>
        </text:changed-region>
        <text:changed-region xml:id="ct105553224379168" text:id="ct105553224379168">
          <text:insertion>
            <office:change-info>
              <dc:creator>Bob Jacobsen</dc:creator>
              <dc:date>2024-08-10T10:46:03</dc:date>
            </office:change-info>
          </text:insertion>
        </text:changed-region>
        <text:changed-region xml:id="ct105553224338720" text:id="ct105553224338720">
          <text:insertion>
            <office:change-info>
              <dc:creator>Bob Jacobsen</dc:creator>
              <dc:date>2024-08-10T10:47:04</dc:date>
            </office:change-info>
          </text:insertion>
        </text:changed-region>
        <text:changed-region xml:id="ct105553224383488" text:id="ct105553224383488">
          <text:insertion>
            <office:change-info>
              <dc:creator>Bob Jacobsen</dc:creator>
              <dc:date>2024-08-10T10:48:05</dc:date>
            </office:change-info>
          </text:insertion>
        </text:changed-region>
        <text:changed-region xml:id="ct105553157837744" text:id="ct105553157837744">
          <text:deletion>
            <office:change-info>
              <dc:creator>Bob Jacobsen</dc:creator>
              <dc:date>2024-08-07T21:21:16</dc:date>
            </office:change-info>
            <text:p text:style-name="P37"><text:span text:style-name="T4">for</text:span></text:p>
          </text:deletion>
        </text:changed-region>
        <text:changed-region xml:id="ct105553157837984" text:id="ct105553157837984">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Introduction</text:h>
      <text:p text:style-name="P26">“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6"/>
      <text:p text:style-name="P26">Other information may be available via e.g. manuals or the Internet, and there may be pointers to that information in the CDI, but the format of that information is not under specification here.</text:p>
      <text:p text:style-name="P26"/>
      <text:p text:style-name="P26">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6">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6">The format can be extended later for e.g. compression, via changes to the 1<text:span text:style-name="T22">st</text:span> character or some other method.</text:p>
      <text:p text:style-name="P29">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9">The CDI may specify stylesheets (because the XML 1.0 standard is consistent with that).</text:p>
      <text:p text:style-name="P34"/>
      <text:p text:style-name="P27"><text:span text:style-name="T15">The online schema is really the normative thing, because that's what we check for conformance testing. </text:span><text:span text:style-name="T54">A node using the CDI is not required to validate it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7"/>
      <text:p text:style-name="P18">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52" text:outline-level="3">XML Elements</text:h>
      <text:h text:style-name="P53"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70">The fixed information may be encoded in the CDI as specific XML tags.</text:p>
        </text:list-item>
        <text:list-item>
          <text:p text:style-name="P70">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0">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53"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2">This is the equivalent descriptor to the ACDI spaces:</text:p>
      <text:p text:style-name="P30">&lt;segment origin='0' space='252'&gt;</text:p>
      <text:p text:style-name="P30"><text:s text:c="4"/>&lt;group&gt;</text:p>
      <text:p text:style-name="P30"><text:s text:c="8"/>&lt;name&gt;Manufacturer Information&lt;/name&gt;</text:p>
      <text:p text:style-name="P30"><text:s text:c="8"/>&lt;description&gt;Manufacturer-provided fixed node description&lt;/description&gt;</text:p>
      <text:p text:style-name="P30"><text:s text:c="8"/>&lt;int size='1'&gt;</text:p>
      <text:p text:style-name="P30"><text:s text:c="12"/>&lt;name&gt;Version&lt;/name&gt;</text:p>
      <text:p text:style-name="P30"><text:s text:c="8"/>&lt;/int&gt;</text:p>
      <text:p text:style-name="P30"><text:s text:c="8"/>&lt;string size='41'&gt;</text:p>
      <text:p text:style-name="P30"><text:s text:c="12"/>&lt;name&gt;Manufacturer Name&lt;/name&gt;</text:p>
      <text:p text:style-name="P30"><text:s text:c="8"/>&lt;/string&gt;</text:p>
      <text:p text:style-name="P30"><text:s text:c="8"/>&lt;string size='41'&gt;</text:p>
      <text:p text:style-name="P30"><text:s text:c="12"/>&lt;name&gt;Node Type&lt;/name&gt;</text:p>
      <text:p text:style-name="P30"><text:s text:c="8"/>&lt;/string&gt;</text:p>
      <text:p text:style-name="P30"><text:s text:c="8"/>&lt;string size='21'&gt;</text:p>
      <text:p text:style-name="P30"><text:s text:c="12"/>&lt;name&gt;Hardware Version&lt;/name&gt;</text:p>
      <text:p text:style-name="P30"><text:s text:c="8"/>&lt;/string&gt;</text:p>
      <text:p text:style-name="P30"><text:s text:c="8"/>&lt;string size='21'&gt;</text:p>
      <text:p text:style-name="P30"><text:s text:c="12"/>&lt;name&gt;Software Version&lt;/name&gt;</text:p>
      <text:p text:style-name="P30"><text:s text:c="8"/>&lt;/string&gt;</text:p>
      <text:p text:style-name="P30"><text:s text:c="5"/>&lt;/group&gt;</text:p>
      <text:p text:style-name="P31">&lt;/segment&gt;</text:p>
      <text:p text:style-name="P30">&lt;segment origin='0' space='251'&gt;</text:p>
      <text:p text:style-name="P30"><text:s text:c="4"/>&lt;group&gt;</text:p>
      <text:p text:style-name="P30"><text:s text:c="8"/>&lt;name&gt;User Identification&lt;/name&gt;</text:p>
      <text:p text:style-name="P30"><text:s text:c="8"/>&lt;description&gt;Lets the user add his own description&lt;/description&gt;</text:p>
      <text:p text:style-name="P30"><text:s text:c="8"/>&lt;int size='1'&gt;</text:p>
      <text:p text:style-name="P30"><text:s text:c="12"/>&lt;name&gt;Version&lt;/name&gt;</text:p>
      <text:p text:style-name="P30"><text:s text:c="8"/>&lt;/int&gt;</text:p>
      <text:p text:style-name="P30"><text:s text:c="8"/>&lt;string size='63'&gt;</text:p>
      <text:p text:style-name="P30"><text:s text:c="12"/>&lt;name&gt;Node Name&lt;/name&gt;</text:p>
      <text:p text:style-name="P30"><text:s text:c="8"/>&lt;/string&gt;</text:p>
      <text:p text:style-name="P30"><text:s text:c="8"/>&lt;string size='64'&gt;</text:p>
      <text:p text:style-name="P30"><text:s text:c="12"/>&lt;name&gt;Node Description&lt;/name&gt;</text:p>
      <text:p text:style-name="P30"><text:s text:c="8"/>&lt;/string&gt;</text:p>
      <text:p text:style-name="P30"><text:s text:c="4"/>&lt;/group&gt;</text:p>
      <text:p text:style-name="P23"><text:span text:style-name="Example"><text:span text:style-name="T18">&lt;/segment&gt;</text:span></text:span></text:p>
      <text:p text:style-name="P20">Manufacturers are encouraged to put these segment definitions into their CDI as well, especially the user-editable portion.</text:p>
      <text:h text:style-name="P54" text:outline-level="4"><text:span text:style-name="T5">&lt;</text:span><text:span text:style-name="T6">segment</text:span><text:span text:style-name="T4">&gt; </text:span><text:span text:style-name="T6">Element</text:span></text:h>
      <text:p text:style-name="P20"><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 <text:span text:style-name="T40">or similar</text:span>.</text:p>
      <text:h text:style-name="P55"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4"><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5"><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1"><text:span text:style-name="T24">At the start of the segment, set current_address to be the value </text:span><text:span text:style-name="T16">of the</text:span><text:span text:style-name="T24"> attribute `origin' of the &lt;segment&gt; element, or 0 (zero) if this attribute is not present.</text:span></text:p>
        </text:list-item>
        <text:list-item>
          <text:p text:style-name="P72">For each child element:</text:p>
        </text:list-item>
      </text:list>
      <text:list text:style-name="L3">
        <text:list-item>
          <text:list>
            <text:list-item>
              <text:p text:style-name="P74">increment current_address by the attribute `offset' if present (can be negative!)</text:p>
            </text:list-item>
            <text:list-item>
              <text:p text:style-name="P73">if it is a primitive type</text:p>
              <text:list>
                <text:list-item>
                  <text:p text:style-name="P73">render the UI according to the element type, <text:span text:style-name="T26">take current_address for data</text:span></text:p>
                </text:list-item>
                <text:list-item>
                  <text:p text:style-name="P73">post-increment current_address by the element size <text:span text:style-name="T25">(8 for events, otherwise given by the `size' attribute)</text:span></text:p>
                </text:list-item>
              </text:list>
            </text:list-item>
            <text:list-item>
              <text:p text:style-name="P75">if it is a group, check the replication count</text:p>
              <text:list>
                <text:list-item>
                  <text:p text:style-name="P76">render a box or separator and header <text:span text:style-name="T27">except if group is empty</text:span></text:p>
                </text:list-item>
                <text:list-item>
                  <text:p text:style-name="P75">recurse into the group to lay out all child elements</text:p>
                </text:list-item>
                <text:list-item>
                  <text:p text:style-name="P75">if there is any remaining replication left, <text:span text:style-name="T26">repeat from</text:span> to <text:span text:style-name="T26">rendering box or separator</text:span></text:p>
                </text:list-item>
              </text:list>
            </text:list-item>
          </text:list>
        </text:list-item>
      </text:list>
      <text:p text:style-name="P21"/>
      <text:p text:style-name="P11">Data Elements support constraints for the values:</text:p>
      <text:list text:style-name="L4">
        <text:list-item>
          <text:p text:style-name="P77"><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78"><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4"><text:span text:style-name="T55">Any data </text:span>element<text:span text:style-name="T41">’s &lt;name&gt; </text:span><text:span text:style-name="T45">and </text:span><text:span text:style-name="T41">&lt;description&gt; </text:span><text:span text:style-name="T45">elements </text:span><text:span text:style-name="T41">and </text:span><text:span text:style-name="T45">the </text:span><text:span text:style-name="T41">&lt;group&gt; <text:s/></text:span><text:span text:style-name="T45">element’s </text:span><text:span text:style-name="T41">&lt;repname&gt; </text:span><text:span text:style-name="T42">elements</text:span><text:span text:style-name="T41"> are </text:span><text:span text:style-name="T42">intended</text:span><text:span text:style-name="T41"> as hints for optional </text:span><text:span text:style-name="T42">UI </text:span><text:span text:style-name="T41">display by configuration tools. <text:s/></text:span></text:p>
      <text:p text:style-name="P16"><text:change-start text:change-id="ct105553157836544"/><text:span text:style-name="T42">2.</text:span><text:span text:style-name="T41">5.1.4.1 &lt;group&gt; element</text:span></text:p>
      <text:p text:style-name="P14"><text:change-end text:change-id="ct105553157836544"/><text:span text:style-name="T42">A recommended approach for &lt;repname&gt; </text:span><text:span text:style-name="T43">is:</text:span><text:change-start text:change-id="ct105553157703552"/><text:span text:style-name="T43"><text:tab/></text:span><text:change-end text:change-id="ct105553157703552"/></text:p>
      <text:list text:style-name="L5">
        <text:list-item>
          <text:p text:style-name="P56"><text:soft-page-break/><text:span text:style-name="T42">If </text:span><text:span text:style-name="T43">the &lt;repname&gt; element</text:span><text:span text:style-name="T42"> occurs </text:span><text:span text:style-name="T43">the same number of</text:span><text:span text:style-name="T42"> times </text:span><text:span text:style-name="T44">as the </text:span><text:span text:style-name="T43">number in the “replication” attribute</text:span><text:span text:style-name="T42"> then they will be used as the group repeat labels directly </text:span><text:span text:style-name="T43">in the UI</text:span><text:span text:style-name="T42">.</text:span></text:p>
        </text:list-item>
        <text:list-item>
          <text:p text:style-name="P57">If the &lt;<text:span text:style-name="T48">repname&gt; </text:span>element occurs at least once, but less than <text:span text:style-name="T48">the number in the </text:span><text:span text:style-name="T50">“replication” attribute</text:span>, then the last occurrence <text:span text:style-name="T48">should</text:span> be extended to the group labels using the following, specific rules:</text:p>
          <text:list>
            <text:list-item>
              <text:p text:style-name="P61"><text:span text:style-name="T47">I</text:span><text:span text:style-name="T46">f the text in does not end with a decimal representation of an integer, then the group repetition number shall be appended to it, starting from 1..N, including the group repetition offset that </text:span><text:span text:style-name="T47">received</text:span><text:span text:style-name="T46"> that specific label. </text:span><text:span text:style-name="T47">Any whitespace at the end of the &lt;repname&gt; element should be preserved before appending the number.</text:span></text:p>
              <text:p text:style-name="P58">For example, <text:s/></text:p>
              <text:p text:style-name="P58">&lt;group replication=4&gt;&lt;repname&gt;Headlight&lt;/repname&gt;&lt;repname&gt;F&lt;/repname&gt; </text:p>
              <text:p text:style-name="P58">should translate into labels of "Headlight", "F1", "F2", "F3".</text:p>
            </text:list-item>
            <text:list-item>
              <text:p text:style-name="P61"><text:span text:style-name="T47">I</text:span><text:span text:style-name="T46">f the text in ends with a decimal representation of an integer, then that integer shall be incremented by one for every additional group for which there w</text:span><text:span text:style-name="T47">ere</text:span><text:span text:style-name="T46"> not enough element</text:span><text:span text:style-name="T47">s</text:span><text:span text:style-name="T46">. </text:span><text:span text:style-name="T47">Note this does not imply any whitespace before the integer is needed.</text:span></text:p>
              <text:p text:style-name="P62">For example </text:p>
              <text:p text:style-name="P62">&lt;group replication=4&gt;&lt;repname&gt;F0&lt;/repname&gt;</text:p>
              <text:p text:style-name="P62">should translate into labels of "F0", "F1", "F2", "F3".</text:p>
            </text:list-item>
          </text:list>
        </text:list-item>
      </text:list>
      <text:p text:style-name="P43"/>
      <text:p text:style-name="P47"><text:span text:style-name="T56">O</text:span><text:span text:style-name="T57">ther </text:span><text:span text:style-name="T58">UI </text:span><text:span text:style-name="T57">representations are </text:span><text:span text:style-name="T58">permitted</text:span><text:span text:style-name="T57">. </text:span><text:span text:style-name="T58">For example, s</text:span><text:span text:style-name="T57">ome configuration tools use information from the contained elements </text:span><text:span text:style-name="T59">for group </text:span><text:span text:style-name="T57">label</text:span><text:span text:style-name="T59">s</text:span><text:span text:style-name="T57"> </text:span><text:span text:style-name="T59">in their</text:span><text:span text:style-name="T57"> UI.</text:span></text:p>
      <text:p text:style-name="P47"/>
      <text:p text:style-name="P66"><text:change-start text:change-id="ct105553224917200"/><text:span text:style-name="T62">2.5.1.4.2 &lt;integer&gt; element</text:span></text:p>
      <text:p text:style-name="P67"><text:span text:style-name="T62"/></text:p>
      <text:p text:style-name="P68"><text:span text:style-name="T60">Note that the &lt;hints&gt; element is itself optional, as are its subelements. Multiple sub-elements may be present, in </text:span><text:span text:style-name="T63">which</text:span><text:span text:style-name="T60"> case </text:span><text:span text:style-name="T63">the</text:span><text:span text:style-name="T60"> GUI implementation can choose one to display. <text:s/>Note that nothing prevents the GUI implementation from displaying a slider, radio box or check box even when there</text:span><text:span text:style-name="T63">’s no &lt;hints&gt; element. All aspects of the human interface are up to the interpreter of the Configuration Description Information. Hints on positioning, orientation, coloring, size etc have been deliberately omitted in favor of the GUI implementation making its own consistent choices about these.</text:span></text:p>
      <text:p text:style-name="P67"><text:span text:style-name="T62"/></text:p>
      <text:p text:style-name="P66"><text:change-end text:change-id="ct105553224917200"/><text:change-start text:change-id="ct105553157837264"/><text:span text:style-name="T61">2.</text:span><text:span text:style-name="T60">5.1.4.3 &lt;string&gt; element</text:span><text:change-end text:change-id="ct105553157837264"/></text:p>
      <text:p text:style-name="P48"/>
      <text:p text:style-name="P45">Note that node developers should not assume any particular contents in a string field beyond the first null character.</text:p>
      <text:p text:style-name="P48"/>
      <text:p text:style-name="P46"><text:change-start text:change-id="ct105553157835824"/><text:span text:style-name="T64">2.5.1.4.6 </text:span><text:change-end text:change-id="ct105553157835824"/><text:change-start text:change-id="ct105553157836784"/>&lt;action&gt; element</text:p>
      <text:p text:style-name="P44"/>
      <text:p text:style-name="P63">Multiple action buttons can be defined to write different values to the same configuration memory location by using suitable negative values for the offset attribute.</text:p>
      <text:p text:style-name="P63"/>
      <text:p text:style-name="P64">Not that the underlying write-only action variable must not be read or written as part of a backup and/or restore operation. Should a GUI provide read-all and/or write-all operation, these must not access <text:span text:style-name="T49">the</text:span> underlying write-only action variable.</text:p>
      <text:p text:style-name="P44"/>
      <text:p text:style-name="P46"><text:span text:style-name="T64">2.5.1.4.7 </text:span>&lt;blob&gt; element<text:change-end text:change-id="ct105553157836784"/><text:change-start text:change-id="ct105553225256704"/></text:p>
      <text:p text:style-name="P59"><text:soft-page-break/></text:p>
      <text:p text:style-name="P60">The &lt;blob&gt; element is intended to provide bulk access to the target node<text:span text:style-name="T49">’s memory space. <text:s/></text:span></text:p>
      <text:p text:style-name="P60"><text:span text:style-name="T49"/></text:p>
      <text:p text:style-name="P60"><text:span text:style-name="T49">The ten-byte area defined in the enclosing segment’s memory space provides access to a contiguous area in any location in any of the target node’s memory spaces. Nothing may be assumed about the content or format of the</text:span><text:change-end text:change-id="ct105553225256704"/><text:change-start text:change-id="ct105553225261504"/><text:span text:style-name="T49"> underlying memory locations in the blob.</text:span><text:change-end text:change-id="ct105553225261504"/><text:change-start text:change-id="ct105553224379168"/></text:p>
      <text:p text:style-name="P60"><text:span text:style-name="T49"/></text:p>
      <text:p text:style-name="P64"><text:span text:style-name="T51">Note that nothing prevents the accessing node from reading in bulk from any valid memory space in the target node. <text:s/>For example, it’</text:span><text:change-end text:change-id="ct105553224379168"/><text:change-start text:change-id="ct105553224338720"/><text:span text:style-name="T51">s permissible to bulk read a number of variables from the 0xFD configuration space at the same time. <text:s/>The &lt;blob&gt; element is intended to provide bulk access to areas that are not otherwise descri</text:span><text:change-end text:change-id="ct105553224338720"/><text:change-start text:change-id="ct105553224383488"/><text:span text:style-name="T51">bed by the CDI, but it can also define access to a CDI-defined memory area.</text:span><text:change-end text:change-id="ct105553224383488"/></text:p>
      <text:p text:style-name="P13"/>
      <text:h text:style-name="P50"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6"><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7"><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57837744"/><text:change-start text:change-id="ct105553157837984"/><text:span text:style-name="T12">from</text:span><text:change-end text:change-id="ct105553157837984"/><text:span text:style-name="T4">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6">
        <text:list-item>
          <text:p text:style-name="P79">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79">Users want <text:s/>to configure a node entirely over the OpenLCB, without physical interactions, e.g. pushing buttons.</text:p>
        </text:list-item>
      </text:list>
      <text:h text:style-name="Heading_20_3" text:outline-level="3">Preferences</text:h>
      <text:list text:style-name="L7">
        <text:list-item>
          <text:p text:style-name="P80">Small nodes shouldn't need a lot of processing power, e.g. to compress or decompress data in real time. Memory usage should also be limited, but is a second priority.</text:p>
        </text:list-item>
        <text:list-item>
          <text:p text:style-name="P80"><text:soft-page-break/>Configuration retrieval operations should be state-less and idempotent to simplify software at both ends. This is a preference for the CDI retrieval mechanism, not the CDI itself.</text:p>
        </text:list-item>
        <text:list-item>
          <text:p text:style-name="P80">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377204427" text:style-name="L8">
        <text:list-item>
          <text:p text:style-name="P81">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6"/>
      <text:list xml:id="list162653951414251" text:continue-numbering="true" text:style-name="L8">
        <text:list-item>
          <text:p text:style-name="P82">The primary design constraints are complexity and size in the OpenLCB device providing CDI, and complexity and size in the device consuming the CDI.</text:p>
          <text:list>
            <text:list-item>
              <text:p text:style-name="P82">Size and complexity in the providing device is the more important constraint. There are more of those devices, they are cost sensitive, and they may not be <text:span text:style-name="T28">upgradeable</text:span> once delivered.</text:p>
            </text:list-item>
            <text:list-item>
              <text:p text:style-name="P82">Size and complexity in the CDI-consuming device should also be considered. In particular, code complexity is an issue which must be addressed.</text:p>
            </text:list-item>
          </text:list>
        </text:list-item>
        <text:list-item>
          <text:p text:style-name="P82">Secondary constraints are testability of the provided information, scalability of the format, and the convenience and availability of a suitable toolchain.</text:p>
        </text:list-item>
        <text:list-item>
          <text:p text:style-name="P82">There is a physical/logical structure to the configuration which the CDI can and should reflect:</text:p>
          <text:list>
            <text:list-item>
              <text:p text:style-name="P82">The basic OpenLCB unit is a "Node". Nodes provide CDI for their needed configuration information. <text:span text:style-name="T35">One possible</text:span> protocol for that <text:span text:style-name="T35">is the Memory Configuration Protocol</text:span>.</text:p>
            </text:list-item>
            <text:list-item>
              <text:p text:style-name="P82">A Node can contain zero or more "Producers". Each Producer is independently configured. There is no ordering between separate Producers, but they can be numbered for ease of reference.</text:p>
            </text:list-item>
            <text:list-item>
              <text:p text:style-name="P82">A Node can contain zero or more "Consumers". Each Consumer is independently configured. There is no ordering between separate Consumers, or between individual Consumers and Producers, but they can be numbered for ease of reference.</text:p>
            </text:list-item>
            <text:list-item>
              <text:p text:style-name="P82">Each Producer or Consumer can be configured with zero or one Events. <text:span text:style-name="T28">A hardware port may have more than one Producer or Consumer (for example two: off and on).</text:span></text:p>
            </text:list-item>
            <text:list-item>
              <text:p text:style-name="P82">Each Event has an Identifier which uniquely defines it. </text:p>
            </text:list-item>
            <text:list-item>
              <text:p text:style-name="P82">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6"/>
      <text:h text:style-name="Heading_20_3" text:outline-level="3">Storage</text:h>
      <text:p text:style-name="P26">The configuration definition is stored in a hierarchical manner.</text:p>
      <text:p text:style-name="P26"/>
      <text:p text:style-name="P26"><text:soft-page-break/>I) In what follows:</text:p>
      <text:p text:style-name="P26"/>
      <text:p text:style-name="P26">A "String" must be present; an "Optional String" does not have to be. Strings are in UTF-8.</text:p>
      <text:p text:style-name="P26"/>
      <text:p text:style-name="P26">An "Integer" may be signed; if no sign, it's taken as positive.</text:p>
      <text:p text:style-name="P26"/>
      <text:p text:style-name="P26">A "Map" provides a set of named descriptive values. It contains:</text:p>
      <text:p text:style-name="P26"/>
      <text:list text:style-name="L9">
        <text:list-item>
          <text:p text:style-name="P83">Name: Optional String, if present required to be unique within enclosing group or node</text:p>
        </text:list-item>
        <text:list-item>
          <text:p text:style-name="P83">Description: Optional String</text:p>
        </text:list-item>
        <text:list-item>
          <text:p text:style-name="P83">1 or more "Key", "Value" pairs. Each element of the pair can be of any supported type, depending only on how it is to be used.</text:p>
        </text:list-item>
      </text:list>
      <text:p text:style-name="P26">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6"/>
      <text:p text:style-name="P26">II) At the top, root level is the information for a "node". This includes:</text:p>
      <text:p text:style-name="P26"/>
      <text:list text:style-name="L10">
        <text:list-item>
          <text:p text:style-name="P85">Manufacturer: String</text:p>
        </text:list-item>
        <text:list-item>
          <text:p text:style-name="P86">Model: If present, the human-readable model name the manufacturer gives to this node.</text:p>
        </text:list-item>
        <text:list-item>
          <text:p text:style-name="P84">Version: If present, the human-readable version string for the current board.</text:p>
        </text:list-item>
        <text:list-item>
          <text:p text:style-name="P84"><text:span text:style-name="T29">An optional Map for storing custom attributes defined by the manufacturer. </text:span>Any other information desired can be added <text:span text:style-name="T29">to this map</text:span>.</text:p>
        </text:list-item>
      </text:list>
      <text:p text:style-name="P26"/>
      <text:p text:style-name="P26">III) Within the node is zero or more "groups". Each group contains:</text:p>
      <text:p text:style-name="P26"/>
      <text:list text:style-name="L11">
        <text:list-item>
          <text:p text:style-name="P87">Name: String, required to be unique within enclosing group or node</text:p>
        </text:list-item>
        <text:list-item>
          <text:p text:style-name="P87">Descripti<text:span text:style-name="T30">on</text:span>: <text:span text:style-name="T30">Documents to the end-user the logical contents.</text:span></text:p>
        </text:list-item>
        <text:list-item>
          <text:p text:style-name="P87">Replication count: Integer &gt;= 1 (number of times this group is replicated within the parent item)</text:p>
          <text:p text:style-name="P87"/>
        </text:list-item>
      </text:list>
      <text:p text:style-name="P2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6"/>
      <text:p text:style-name="P26"><text:span text:style-name="T30">Instances</text:span> within replicated groups are numbered from 1 to the replication count. If more than one replicated group is present, the numbering for each starts again with 1.</text:p>
      <text:p text:style-name="P26"/>
      <text:p text:style-name="P26">Groups may contain one or more inner groups, with the same representation. This may continue to any desired level.</text:p>
      <text:p text:style-name="P26"/>
      <text:p text:style-name="P26">IV) Groups may contain "variable" descriptions <text:span text:style-name="T30">of various types.</text:span></text:p>
      <text:p text:style-name="P26"/>
      <text:p text:style-name="P26">IV-a) A "variable" description contains:</text:p>
      <text:p text:style-name="P26"/>
      <text:list text:style-name="L12">
        <text:list-item>
          <text:p text:style-name="P89"><text:soft-page-break/>Type: represented by the element tag. Can be int, string (UTF-8), eventid, <text:span text:style-name="T39">float</text:span>. Previously other types were also considered, e.g. "bit", "digit" (an unsigned binary-coded-decimal value), "signed" (a binary value with a sign), "unsigned" (a binary value without a sign), "blob" (arbitrary byte vector).</text:p>
        </text:list-item>
        <text:list-item>
          <text:p text:style-name="P88">Name: String, required to be unique within enclosing group or node</text:p>
        </text:list-item>
        <text:list-item>
          <text:p text:style-name="P88">Max: Integer - the maximum value allowed.</text:p>
        </text:list-item>
        <text:list-item>
          <text:p text:style-name="P88">Min: Integer - the minimum value allowed.</text:p>
        </text:list-item>
        <text:list-item>
          <text:p text:style-name="P89">Size: describes how many bytes are occupied by this variable. Also used for integers <text:span text:style-name="T53">and floats</text:span><text:span text:style-name="T39"> </text:span>to describe the <text:span text:style-name="T31">data type size (e.g. byte, word, dword etc). </text:span><text:span text:style-name="T53">It is required for floats and strings.</text:span></text:p>
        </text:list-item>
        <text:list-item>
          <text:p text:style-name="P88">Description: Optional String</text:p>
        </text:list-item>
        <text:list-item>
          <text:p text:style-name="P88">Default: <text:span text:style-name="T31">optional, for integer </text:span><text:span text:style-name="T39">and float </text:span><text:span text:style-name="T31">type</text:span><text:span text:style-name="T39">s</text:span><text:span text:style-name="T31"> only</text:span></text:p>
        </text:list-item>
        <text:list-item>
          <text:p text:style-name="P88">Offset: Optional integer offset <text:span text:style-name="T31">to skip before this element in the layout, </text:span>data is <text:span text:style-name="T31">otherwise </text:span>laid out by length in depth-first order.</text:p>
        </text:list-item>
      </text:list>
      <text:p text:style-name="P26"/>
      <text:p text:style-name="P26">A variable may contain zero or one map descriptions. If present, the map represents a mapping between possible values (the "<text:span text:style-name="T31">Property</text:span>" part of the map's pairs) and convenient names for them (the "Value" part of the map's pairs). </text:p>
      <text:p text:style-name="P26"/>
      <text:p text:style-name="P26">Note that the current value of a variable is not considered configuration definition information (see item 1A and 1B in the introduction).</text:p>
      <text:p text:style-name="P26"/>
      <text:p text:style-name="P2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6"/>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6"/>
      <text:p text:style-name="P26">Hopefully the syntax will be self-explanatory. In any case, it's just for this example, not a proposal of any kind.</text:p>
      <text:p text:style-name="P26"/>
      <text:p text:style-name="P32">&lt;?xml version="1.0"?&gt;</text:p>
      <text:p text:style-name="P32">&lt;cdi xmlns:xsi="http://www.w3.org/2001/XMLSchema-instance" <text:tab/>xsi:noNamespaceSchemaLocation="http://openlcb.org/schema/<text:span text:style-name="T37">cdi/</text:span>1/<text:span text:style-name="T52">3</text:span>/cdi.xsd"&gt;</text:p>
      <text:p text:style-name="P32"/>
      <text:p text:style-name="P32">&lt;identification&gt;</text:p>
      <text:p text:style-name="P32">&lt;manufacturer&gt;Digitrax&lt;/manufacturer&gt;</text:p>
      <text:p text:style-name="P32">&lt;model&gt;DS54&lt;/model&gt;</text:p>
      <text:p text:style-name="P32">&lt;hardwareVersion&gt;2.33&lt;/hardwareVersion&gt;</text:p>
      <text:p text:style-name="P32"><text:soft-page-break/>&lt;/identification&gt;</text:p>
      <text:p text:style-name="P32"/>
      <text:p text:style-name="P32">&lt;acdi/&gt;</text:p>
      <text:p text:style-name="P32"/>
      <text:p text:style-name="P32">&lt;segment space='251'&gt;</text:p>
      <text:p text:style-name="P32"><text:s text:c="2"/>&lt;name&gt;User Identification&lt;/name&gt;</text:p>
      <text:p text:style-name="P32"><text:s text:c="2"/>&lt;description&gt;Lets the user add his own description&lt;/description&gt;</text:p>
      <text:p text:style-name="P32"><text:s text:c="2"/>&lt;int size='1'&gt;</text:p>
      <text:p text:style-name="P32"><text:s text:c="4"/>&lt;name&gt;Version&lt;/name&gt;</text:p>
      <text:p text:style-name="P32"><text:s text:c="2"/>&lt;/int&gt;</text:p>
      <text:p text:style-name="P32"><text:s text:c="2"/>&lt;string size='63'&gt;</text:p>
      <text:p text:style-name="P32"><text:s text:c="4"/>&lt;name&gt;Node Name&lt;/name&gt;</text:p>
      <text:p text:style-name="P32"><text:s text:c="2"/>&lt;/string&gt;</text:p>
      <text:p text:style-name="P32"><text:s text:c="2"/>&lt;string size='64'&gt;</text:p>
      <text:p text:style-name="P32"><text:s text:c="4"/>&lt;name&gt;Node Description&lt;/name&gt;</text:p>
      <text:p text:style-name="P32"><text:s text:c="2"/>&lt;/string&gt;</text:p>
      <text:p text:style-name="P32">&lt;/segment&gt;</text:p>
      <text:p text:style-name="P32"/>
      <text:p text:style-name="P32">&lt;segment space="253"&gt;</text:p>
      <text:p text:style-name="P32"><text:s text:c="2"/>&lt;int size="2"&gt;</text:p>
      <text:p text:style-name="P32"><text:s text:c="4"/>&lt;name&gt;Address&lt;/name&gt;</text:p>
      <text:p text:style-name="P32"><text:s text:c="4"/>&lt;description&gt;The DCC address of the accessory decoder. This is not needed in OpenLCB operation.&lt;/description&gt;</text:p>
      <text:p text:style-name="P32"><text:s text:c="4"/>&lt;min&gt;0&lt;/min&gt;&lt;max&gt;2044&lt;/max&gt;</text:p>
      <text:p text:style-name="P32"><text:s text:c="2"/>&lt;/int&gt;</text:p>
      <text:p text:style-name="P32"><text:s text:c="2"/></text:p>
      <text:p text:style-name="P32"><text:s text:c="2"/>&lt;group replication="4"&gt;</text:p>
      <text:p text:style-name="P32"><text:s text:c="4"/>&lt;name&gt;Channels&lt;/name&gt;</text:p>
      <text:p text:style-name="P32"><text:s text:c="4"/>&lt;description&gt;Each channel is one pair of output wires and contains two inputs.&lt;/description&gt;</text:p>
      <text:p text:style-name="P32"><text:s text:c="4"/>&lt;repname&gt;Channel&lt;/repname&gt;</text:p>
      <text:p text:style-name="P32"><text:s text:c="3"/></text:p>
      <text:p text:style-name="P32"><text:s text:c="4"/>&lt;group&gt;</text:p>
      <text:p text:style-name="P32"><text:s text:c="6"/>&lt;name&gt;Turnout output&lt;/name&gt;</text:p>
      <text:p text:style-name="P32"><text:s text:c="6"/></text:p>
      <text:p text:style-name="P32"><text:s text:c="6"/>&lt;int size="1"&gt;&lt;name&gt;Output option&lt;/name&gt;</text:p>
      <text:p text:style-name="P32"><text:s text:c="8"/>&lt;default&gt;1&lt;/default&gt;</text:p>
      <text:p text:style-name="P32"><text:s text:c="8"/>&lt;map&gt;</text:p>
      <text:p text:style-name="P32"><text:s text:c="8"/>&lt;relation&gt;&lt;property&gt;1&lt;/property&gt;&lt;value&gt;Pulse re-triggerable&lt;/value&gt;&lt;/relation&gt;</text:p>
      <text:p text:style-name="P32"><text:s text:c="8"/>&lt;relation&gt;&lt;property&gt;2&lt;/property&gt;&lt;value&gt;Pulse non-retriggerable&lt;/value&gt;&lt;/relation&gt;</text:p>
      <text:p text:style-name="P32"><text:s text:c="8"/>&lt;relation&gt;&lt;property&gt;3&lt;/property&gt;&lt;value&gt;Static light or slow-motion turnout machine&lt;/value&gt;&lt;/relation&gt;</text:p>
      <text:p text:style-name="P32"><text:s text:c="8"/>&lt;relation&gt;&lt;property&gt;4&lt;/property&gt;&lt;value&gt;Blinking lamp&lt;/value&gt;&lt;/relation&gt;</text:p>
      <text:p text:style-name="P32"><text:s text:c="8"/>&lt;/map&gt;</text:p>
      <text:p text:style-name="P32"><text:s text:c="6"/>&lt;/int&gt;</text:p>
      <text:p text:style-name="P32"/>
      <text:p text:style-name="P32"><text:s text:c="6"/>&lt;int size="1"&gt;&lt;name&gt;Pulse length&lt;/name&gt;</text:p>
      <text:p text:style-name="P32"><text:soft-page-break/><text:s text:c="8"/>&lt;description&gt;Specifies the length of the output pulses for the pulsed output options. Ignored when output option is not pulsed.&lt;/description&gt;</text:p>
      <text:p text:style-name="P32"><text:s text:c="8"/>&lt;default&gt;0&lt;/default&gt;</text:p>
      <text:p text:style-name="P32"><text:s text:c="8"/>&lt;map&gt;</text:p>
      <text:p text:style-name="P32"><text:s text:c="8"/>&lt;relation&gt;&lt;property&gt;0&lt;/property&gt;&lt;value&gt;0.125 sec&lt;/value&gt;&lt;/relation&gt;</text:p>
      <text:p text:style-name="P32"><text:s text:c="8"/>&lt;relation&gt;&lt;property&gt;1&lt;/property&gt;&lt;value&gt;0.25 sec&lt;/value&gt;&lt;/relation&gt;</text:p>
      <text:p text:style-name="P32"><text:s text:c="8"/>&lt;relation&gt;&lt;property&gt;2&lt;/property&gt;&lt;value&gt;0.35 sec&lt;/value&gt;&lt;/relation&gt;</text:p>
      <text:p text:style-name="P32"><text:s text:c="8"/>&lt;relation&gt;&lt;property&gt;3&lt;/property&gt;&lt;value&gt;0.5 sec&lt;/value&gt;&lt;/relation&gt;</text:p>
      <text:p text:style-name="P32"><text:s text:c="8"/>&lt;relation&gt;&lt;property&gt;4&lt;/property&gt;&lt;value&gt;0.625 sec&lt;/value&gt;&lt;/relation&gt;</text:p>
      <text:p text:style-name="P32"><text:s text:c="8"/>&lt;relation&gt;&lt;property&gt;5&lt;/property&gt;&lt;value&gt;0.75 sec&lt;/value&gt;&lt;/relation&gt;</text:p>
      <text:p text:style-name="P32"><text:s text:c="8"/>&lt;relation&gt;&lt;property&gt;6&lt;/property&gt;&lt;value&gt;0.9 sec&lt;/value&gt;&lt;/relation&gt;</text:p>
      <text:p text:style-name="P32"><text:s text:c="8"/>&lt;relation&gt;&lt;property&gt;7&lt;/property&gt;&lt;value&gt;1 sec&lt;/value&gt;&lt;/relation&gt;</text:p>
      <text:p text:style-name="P32"><text:s text:c="8"/>&lt;relation&gt;&lt;property&gt;8&lt;/property&gt;&lt;value&gt;2 sec&lt;/value&gt;&lt;/relation&gt;</text:p>
      <text:p text:style-name="P32"><text:s text:c="8"/>&lt;relation&gt;&lt;property&gt;9&lt;/property&gt;&lt;value&gt;3 sec&lt;/value&gt;&lt;/relation&gt;</text:p>
      <text:p text:style-name="P32"><text:s text:c="8"/>&lt;relation&gt;&lt;property&gt;10&lt;/property&gt;&lt;value&gt;4 sec&lt;/value&gt;&lt;/relation&gt;</text:p>
      <text:p text:style-name="P32"><text:s text:c="8"/>&lt;relation&gt;&lt;property&gt;11&lt;/property&gt;&lt;value&gt;5 sec&lt;/value&gt;&lt;/relation&gt;</text:p>
      <text:p text:style-name="P32"><text:s text:c="8"/>&lt;relation&gt;&lt;property&gt;12&lt;/property&gt;&lt;value&gt;6 sec&lt;/value&gt;&lt;/relation&gt;</text:p>
      <text:p text:style-name="P32"><text:s text:c="8"/>&lt;relation&gt;&lt;property&gt;13&lt;/property&gt;&lt;value&gt;7.5 sec&lt;/value&gt;&lt;/relation&gt;</text:p>
      <text:p text:style-name="P32"><text:s text:c="8"/>&lt;relation&gt;&lt;property&gt;14&lt;/property&gt;&lt;value&gt;10 sec&lt;/value&gt;&lt;/relation&gt;</text:p>
      <text:p text:style-name="P32"><text:s text:c="8"/>&lt;relation&gt;&lt;property&gt;15&lt;/property&gt;&lt;value&gt;12 sec&lt;/value&gt;&lt;/relation&gt;</text:p>
      <text:p text:style-name="P32"><text:s text:c="8"/>&lt;/map&gt;</text:p>
      <text:p text:style-name="P32"><text:s text:c="6"/>&lt;/int&gt;</text:p>
      <text:p text:style-name="P32"><text:s text:c="6"/></text:p>
      <text:p text:style-name="P32"><text:s text:c="6"/>&lt;eventid&gt;</text:p>
      <text:p text:style-name="P32"><text:s text:c="8"/>&lt;name&gt;Turnout closed&lt;/name&gt;</text:p>
      <text:p text:style-name="P32"><text:s text:c="8"/>&lt;description&gt;When this event arrives, a turnout will be moved to the closed position or a lamp will be switched to ON.&lt;/description&gt;</text:p>
      <text:p text:style-name="P32"><text:s text:c="6"/>&lt;/eventid&gt;</text:p>
      <text:p text:style-name="P32"><text:s text:c="6"/>&lt;eventid&gt;</text:p>
      <text:p text:style-name="P32"><text:s text:c="8"/>&lt;name&gt;Turnout thrown&lt;/name&gt;</text:p>
      <text:p text:style-name="P32"><text:s text:c="8"/>&lt;description&gt;When this event arrives, a turnout will be moved to the thrown position or a lamp will be switched to OFF.&lt;/description&gt;</text:p>
      <text:p text:style-name="P32"><text:s text:c="6"/>&lt;/eventid&gt; <text:s text:c="5"/></text:p>
      <text:p text:style-name="P32"><text:s text:c="4"/>&lt;/group&gt;</text:p>
      <text:p text:style-name="P32"/>
      <text:p text:style-name="P32"><text:s text:c="4"/>&lt;group replication="2"&gt;&lt;name&gt;Inputs&lt;/name&gt;</text:p>
      <text:p text:style-name="P32"><text:s text:c="6"/>&lt;description&gt;Input 1 is the SWITCH input, Input 2 is the AUX input for this channel&lt;/description&gt;</text:p>
      <text:p text:style-name="P32"><text:s text:c="6"/>&lt;repname&gt;Input&lt;/repname&gt;</text:p>
      <text:p text:style-name="P32"><text:s text:c="6"/>&lt;eventid&gt;</text:p>
      <text:p text:style-name="P32"><text:s text:c="8"/>&lt;name&gt;Input active&lt;/name&gt;</text:p>
      <text:p text:style-name="P32"><text:s text:c="8"/>&lt;description&gt;This event is generated when the input line goes active. Independent from trigger setup.&lt;/description&gt;</text:p>
      <text:p text:style-name="P32"><text:s text:c="6"/>&lt;/eventid&gt;</text:p>
      <text:p text:style-name="P32"><text:s text:c="6"/>&lt;eventid&gt;</text:p>
      <text:p text:style-name="P32"><text:s text:c="8"/>&lt;name&gt;Input inactive&lt;/name&gt;</text:p>
      <text:p text:style-name="P32"><text:soft-page-break/><text:s text:c="8"/>&lt;description&gt;This event is generated when the input line goes inactive. Independent from trigger setup.&lt;/description&gt;</text:p>
      <text:p text:style-name="P32"><text:s text:c="6"/>&lt;/eventid&gt;</text:p>
      <text:p text:style-name="P32"><text:s text:c="6"/></text:p>
      <text:p text:style-name="P32"><text:s text:c="6"/>&lt;group&gt;&lt;name&gt;Trigger&lt;/name&gt;</text:p>
      <text:p text:style-name="P32"><text:s text:c="8"/>&lt;description&gt;Advanced triggering and local actions&lt;/description&gt;</text:p>
      <text:p text:style-name="P32"><text:s text:c="8"/></text:p>
      <text:p text:style-name="P32"><text:s text:c="8"/>&lt;int size="1"&gt;</text:p>
      <text:p text:style-name="P32"><text:s text:c="10"/>&lt;name&gt;Trigger condition&lt;/name&gt;</text:p>
      <text:p text:style-name="P32"><text:s text:c="10"/>&lt;map&gt;</text:p>
      <text:p text:style-name="P32"><text:s text:c="12"/>&lt;relation&gt;&lt;property&gt;0&lt;/property&gt;&lt;value&gt;Positive Edge: OFF to ON&lt;/value&gt;&lt;/relation&gt;</text:p>
      <text:p text:style-name="P32"><text:s text:c="12"/>&lt;relation&gt;&lt;property&gt;8&lt;/property&gt;&lt;value&gt;Negative Edge: ON to OFF&lt;/value&gt;&lt;/relation&gt;</text:p>
      <text:p text:style-name="P32"><text:s text:c="12"/>&lt;relation&gt;&lt;property&gt;1&lt;/property&gt;&lt;value&gt;Positive Level: ON&lt;/value&gt;&lt;/relation&gt;</text:p>
      <text:p text:style-name="P32"><text:s text:c="12"/>&lt;relation&gt;&lt;property&gt;9&lt;/property&gt;&lt;value&gt;Negative Level: OFF&lt;/value&gt;&lt;/relation&gt;</text:p>
      <text:p text:style-name="P32"><text:s text:c="12"/>&lt;relation&gt;&lt;property&gt;2&lt;/property&gt;&lt;value&gt;Output following: Output ON -- Positive Edge&lt;/value&gt;&lt;/relation&gt;</text:p>
      <text:p text:style-name="P32"><text:s text:c="12"/>&lt;relation&gt;&lt;property&gt;3&lt;/property&gt;&lt;value&gt;Reverse output following: Output ON -- Negative Edge&lt;/value&gt;&lt;/relation&gt;</text:p>
      <text:p text:style-name="P32"><text:s text:c="10"/>&lt;/map&gt;</text:p>
      <text:p text:style-name="P32"><text:s text:c="8"/>&lt;/int&gt;</text:p>
      <text:p text:style-name="P32"><text:s text:c="8"/>&lt;eventid&gt;</text:p>
      <text:p text:style-name="P32"><text:s text:c="10"/>&lt;name&gt;Trigger event&lt;/name&gt;</text:p>
      <text:p text:style-name="P32"><text:s text:c="10"/>&lt;description&gt;If set, this event is generated when triggered&lt;/description&gt;</text:p>
      <text:p text:style-name="P32"><text:s text:c="8"/>&lt;/eventid&gt;</text:p>
      <text:p text:style-name="P32"><text:s text:c="8"/>&lt;int size="1"&gt;</text:p>
      <text:p text:style-name="P32"><text:s text:c="10"/>&lt;name&gt;Action&lt;/name&gt;</text:p>
      <text:p text:style-name="P32"><text:s text:c="10"/>&lt;default&gt;1&lt;/default&gt;</text:p>
      <text:p text:style-name="P32"><text:s text:c="10"/>&lt;map&gt;</text:p>
      <text:p text:style-name="P32"><text:s text:c="12"/>&lt;relation&gt;&lt;property&gt;1&lt;/property&gt;&lt;value&gt;No Action&lt;/value&gt;&lt;/relation&gt;</text:p>
      <text:p text:style-name="P32"><text:s text:c="12"/>&lt;relation&gt;&lt;property&gt;0&lt;/property&gt;&lt;value&gt;Output toggle&lt;/value&gt;&lt;/relation&gt;</text:p>
      <text:p text:style-name="P32"><text:s text:c="12"/>&lt;relation&gt;&lt;property&gt;2&lt;/property&gt;&lt;value&gt;Output Thrown&lt;/value&gt;&lt;/relation&gt;</text:p>
      <text:p text:style-name="P32"><text:s text:c="12"/>&lt;relation&gt;&lt;property&gt;3&lt;/property&gt;&lt;value&gt;Output Closed&lt;/value&gt;&lt;/relation&gt;</text:p>
      <text:p text:style-name="P32"><text:s text:c="12"/>&lt;relation&gt;&lt;property&gt;7&lt;/property&gt;&lt;value&gt;Output Follows Input&lt;/value&gt;&lt;/relation&gt;</text:p>
      <text:p text:style-name="P32"><text:s text:c="12"/>&lt;relation&gt;&lt;property&gt;4&lt;/property&gt;&lt;value&gt;Turntable Pause&lt;/value&gt;&lt;/relation&gt;</text:p>
      <text:p text:style-name="P32"><text:s text:c="12"/>&lt;relation&gt;&lt;property&gt;5&lt;/property&gt;&lt;value&gt;Turntable Continue&lt;/value&gt;&lt;/relation&gt;</text:p>
      <text:p text:style-name="P32"><text:s text:c="12"/>&lt;relation&gt;&lt;property&gt;6&lt;/property&gt;&lt;value&gt;Local Route&lt;/value&gt;&lt;/relation&gt;</text:p>
      <text:p text:style-name="P32"><text:s text:c="10"/>&lt;/map&gt;</text:p>
      <text:p text:style-name="P32"><text:s text:c="8"/>&lt;/int&gt;</text:p>
      <text:p text:style-name="P32"><text:s text:c="6"/>&lt;/group&gt;</text:p>
      <text:p text:style-name="P32"><text:s text:c="4"/>&lt;/group&gt;</text:p>
      <text:p text:style-name="P32"><text:s text:c="4"/></text:p>
      <text:p text:style-name="P32"><text:s text:c="4"/>&lt;int size="1"&gt;&lt;name&gt;Generate output events&lt;/name&gt;</text:p>
      <text:p text:style-name="P32"><text:s text:c="6"/>&lt;description&gt;If set, local output modification by Advanced triggers will generate the same events that would trigger that output change.&lt;/description&gt;</text:p>
      <text:p text:style-name="P32"><text:s text:c="6"/>&lt;default&gt;0&lt;/default&gt;</text:p>
      <text:p text:style-name="P32"><text:s text:c="6"/>&lt;map&gt;</text:p>
      <text:p text:style-name="P32"><text:soft-page-break/><text:s text:c="8"/>&lt;relation&gt;&lt;property&gt;0&lt;/property&gt;&lt;value&gt;off&lt;/value&gt;&lt;/relation&gt;</text:p>
      <text:p text:style-name="P32"><text:s text:c="8"/>&lt;relation&gt;&lt;property&gt;1&lt;/property&gt;&lt;value&gt;on&lt;/value&gt;&lt;/relation&gt;</text:p>
      <text:p text:style-name="P32"><text:s text:c="6"/>&lt;/map&gt;</text:p>
      <text:p text:style-name="P32"><text:s text:c="4"/>&lt;/int&gt;</text:p>
      <text:p text:style-name="P32"><text:s text:c="2"/>&lt;/group&gt;</text:p>
      <text:p text:style-name="P32">&lt;/segment&gt;</text:p>
      <text:p text:style-name="P32">&lt;/cdi&gt;</text:p>
      <text:p text:style-name="P26"/>
      <text:p text:style-name="P33">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8"/>
      <text:list text:style-name="L13">
        <text:list-item>
          <text:p text:style-name="P91">Addressing</text:p>
          <text:list>
            <text:list-item>
              <text:p text:style-name="P91">The CV addressing scheme is not kept, because the address space of OpenLCB Configuration Space is not limited in size like that of DCC CVs using handheld throttles as configuration tools.</text:p>
            </text:list-item>
            <text:list-item>
              <text:p text:style-name="P91">In particular there is no reason to encode multiple options in one CV, so the upper nibble <text:span text:style-name="T15">–</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92">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0">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93">Commands</text:p>
          <text:list>
            <text:list-item>
              <text:p text:style-name="P95">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93">Inputs</text:p>
          <text:list>
            <text:list-item>
              <text:p text:style-name="P93">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text:soft-page-break/>even more powerful, since local control is not restricted to the same output channel as the input button is assigned to.</text:p>
            </text:list-item>
            <text:list-item>
              <text:p text:style-name="P93">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94">Loconet messages</text:p>
          <text:list>
            <text:list-item>
              <text:p text:style-name="P93">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93">Local routes and turnout chaining</text:p>
          <text:list>
            <text:list-item>
              <text:p text:style-name="P93">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6"/>
      <text:h text:style-name="P51"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text:span text:style-name="T39">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text:tab/>1</text:p>
          <text:p text:style-name="P41"><text:s/>2 Annotations to the Standard<text:tab/>1</text:p>
          <text:p text:style-name="P39"><text:s/>2.1 Introduction<text:tab/>1</text:p>
          <text:p text:style-name="P39"><text:s/>2.2 Intended Use<text:tab/>1</text:p>
          <text:p text:style-name="P39"><text:s/>2.3 Reference and Context<text:tab/>1</text:p>
          <text:p text:style-name="P39"><text:s/>2.4 Content<text:tab/>2</text:p>
          <text:p text:style-name="P39"><text:s/>2.5 Format<text:tab/>2</text:p>
          <text:p text:style-name="P40"><text:s/>2.5.1 XML Elements<text:tab/>2</text:p>
          <text:p text:style-name="P42"><text:s/>2.5.1.1 &lt;identification&gt; Element<text:tab/>2</text:p>
          <text:p text:style-name="P42"><text:s/>2.5.1.2 &lt;acdi&gt; Element<text:tab/>3</text:p>
          <text:p text:style-name="P42"><text:s/>2.5.1.3 &lt;segment&gt; Element<text:tab/>3</text:p>
          <text:p text:style-name="P42"><text:s/>2.5.1.4 Data Elements<text:tab/>4</text:p>
          <text:p text:style-name="P39"><text:s/>2.6 Future Expansion<text:tab/>4</text:p>
          <text:p text:style-name="P41"><text:s/>3 Background Information<text:tab/>5</text:p>
          <text:p text:style-name="P39"><text:s/>3.1 Environment of Proposal<text:tab/>5</text:p>
          <text:p text:style-name="P40"><text:s/>3.1.1 Requirements<text:tab/>5</text:p>
          <text:p text:style-name="P40"><text:s/>3.1.2 Preferences<text:tab/>5</text:p>
          <text:p text:style-name="P40">Design Points<text:tab/>5</text:p>
          <text:p text:style-name="P40"><text:s/>3.1.3 Storage<text:tab/>6</text:p>
          <text:p text:style-name="P39"><text:s/>3.2 Example<text:tab/>8</text:p>
          <text:p text:style-name="P39"><text:s/>3.3 Notes about compression<text:tab/>13</text:p>
        </text:index-body>
      </text:table-of-conten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4"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0</meta:editing-cycles>
    <meta:editing-duration>P1DT7H42M59S</meta:editing-duration>
    <meta:generator>LibreOffice/7.4.6.2$MacOSX_X86_64 LibreOffice_project/5b1f5509c2decdade7fda905e3e1429a67acd63d</meta:generator>
    <dc:date>2024-08-10T16:26:28.698181800</dc:date>
    <dc:creator>Bob Jacobsen</dc:creator>
    <meta:document-statistic meta:table-count="1" meta:image-count="1" meta:object-count="0" meta:page-count="15" meta:paragraph-count="369" meta:word-count="4826" meta:character-count="34298" meta:non-whitespace-character-count="28704"/>
    <meta:user-defined meta:name="OLCBdate">August 7, 2024</meta:user-defined>
    <meta:user-defined meta:name="OLCBstatus">Draft</meta:user-defined>
    <meta:user-defined meta:name="OLCByear">2024</meta:user-defined>
  </office:meta>
</office:document-meta>
</file>